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automatic-styles>
    <style:style style:name="P1" style:family="paragraph" style:parent-style-name="Standard">
      <style:text-properties style:font-name-asian="FreeMono" style:font-name-complex="FreeMono"/>
    </style:style>
    <style:style style:name="P2" style:family="paragraph" style:parent-style-name="Standard" style:list-style-name="L1"/>
    <style:style style:name="P3" style:family="paragraph" style:parent-style-name="Heading_20_1">
      <style:text-properties style:font-name="Times" fo:font-size="12pt" fo:language="en" fo:country="GB" style:font-name-asian="HG Mincho Light J" style:font-size-asian="12pt" style:font-name-complex="Tahoma" style:font-size-complex="12pt"/>
    </style:style>
    <style:style style:name="P4" style:family="paragraph" style:parent-style-name="Heading_20_2">
      <style:text-properties style:font-name="Times" fo:font-size="12pt" style:font-size-asian="12pt" style:font-size-complex="12pt"/>
    </style:style>
    <style:style style:name="T1" style:family="text">
      <style:text-properties style:font-name-asian="FreeMono" style:font-name-complex="FreeMono"/>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Ingredients</text:h>
      <text:p text:style-name="P1">450g brussels sprouts</text:p>
      <text:p text:style-name="P1">1 tablespoon butter</text:p>
      <text:p text:style-name="P1">1 tablespoon olive oil</text:p>
      <text:p text:style-name="P1">Salt</text:p>
      <text:p text:style-name="P1">Freshly ground black pepper</text:p>
      <text:p text:style-name="P1">250 ml chicken or vegetable stock</text:p>
      <text:p text:style-name="P1">3 shallots, peeled and thinly sliced</text:p>
      <text:p text:style-name="P1">2 tablespoons cream</text:p>
      <text:p text:style-name="P1">1 tablespoon Dijon mustard</text:p>
      <text:p text:style-name="Standard"><text:span text:style-name="T1">2 tablespoons parsley (optional)</text:span> </text:p>
      <text:h text:style-name="P4" text:outline-level="2">Method</text:h>
      <text:list xml:id="list966952925" text:style-name="L1">
        <text:list-item>
          <text:p text:style-name="P2">Trim sprouts and halve lengthwise. In a large, heavy 12-inch skillet heat butter and oil over moderate heat. Arrange halved sprouts in skillet, cut sides down, in one layer. Sprinkle with salt and pepper, to taste. Cook sprouts, without turning until undersides are golden brown, about 5 minutes. </text:p>
        </text:list-item>
        <text:list-item>
          <text:p text:style-name="P2">Add the shallots, wine and stock and bring to a simmer. Once simmering, reduce the heat to medium-low (for a gentle simmer), cover the pot with a lid (foil works too, if your skillet lacks a lid) and cook the sprouts until they are tender can be pierced easily with the tip of a paring knife, about 15 to 20 minutes. </text:p>
        </text:list-item>
        <text:list-item>
          <text:p text:style-name="P2">Remove the lid, and scoop out brussels. Add cream and simmer for two to three minutes, until slightly thickened. Whisk in mustard. Taste for seasoning, and adjust as necessary with more salt, pepper or Dijon. Pour sauce over brussels, sprinkle with parsley, and serve immediate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FreeSerif"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Dijon-Braised Brussels Sprouts</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meta:creation-date>2011-12-11T14:31:09</meta:creation-date>
    <dc:language>en-AU</dc:language>
    <meta:editing-cycles>3</meta:editing-cycles>
    <meta:editing-duration>PT9M26S</meta:editing-duration>
    <meta:initial-creator>Frank Jung</meta:initial-creator>
    <dc:date>2011-12-27T17:32:55</dc:date>
    <dc:creator>Frank Jung</dc:creator>
    <meta:document-statistic meta:table-count="0" meta:image-count="0" meta:object-count="0" meta:page-count="1" meta:paragraph-count="16" meta:word-count="200" meta:character-count="1187"/>
    <meta:user-defined meta:name="Info 1"/>
    <meta:user-defined meta:name="Info 2"/>
    <meta:user-defined meta:name="Info 3"/>
    <meta:user-defined meta:name="Info 4"/>
  </office:meta>
</office:document-meta>
</file>